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fo:margin-top="0.5cm" fo:margin-bottom="0cm"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1.4 Introduction to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Operating system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that runs the machine</text:p>
                <text:list>
                  <text:list-item>
                    <text:p>Manages processes and other programs</text:p>
                  </text:list-item>
                  <text:list-item>
                    <text:p>Communicates with hardware</text:p>
                  </text:list-item>
                  <text:list-item>
                    <text:p>Hides the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Popular operating systems</text:p>
          </draw:text-box>
        </draw:frame>
        <draw:frame presentation:style-name="pr7" draw:text-style-name="P1" draw:layer="layout" svg:width="8.382cm" svg:height="12.179cm" svg:x="1.016cm" svg:y="4.914cm" presentation:class="outline" presentation:user-transformed="true">
          <draw:text-box>
            <text:list text:style-name="L2">
              <text:list-header>
                <text:p>Windows</text:p>
              </text:list-header>
              <text:list-item>
                <text:p>Desktops PCs</text:p>
              </text:list-item>
              <text:list-item>
                <text:p>Laptop PCs</text:p>
              </text:list-item>
              <text:list-item>
                <text:p>Servers</text:p>
              </text:list-item>
            </text:list>
          </draw:text-box>
        </draw:frame>
        <draw:frame presentation:style-name="pr7" draw:text-style-name="P1" draw:layer="layout" svg:width="7.998cm" svg:height="12.179cm" svg:x="9.906cm" svg:y="4.839cm" presentation:class="outline" presentation:user-transformed="true">
          <draw:text-box>
            <text:list text:style-name="L2">
              <text:list-header>
                <text:p>MacOS/iOS</text:p>
              </text:list-header>
              <text:list-item>
                <text:p>Desktop PCs</text:p>
              </text:list-item>
              <text:list-item>
                <text:p>Laptop PCs</text:p>
              </text:list-item>
              <text:list-item>
                <text:p>iPhone</text:p>
              </text:list-item>
            </text:list>
          </draw:text-box>
        </draw:frame>
        <draw:frame presentation:style-name="pr7" draw:text-style-name="P1" draw:layer="layout" svg:width="7.998cm" svg:height="12.179cm" svg:x="18.542cm" svg:y="4.839cm" presentation:class="outline" presentation:user-transformed="true">
          <draw:text-box>
            <text:list text:style-name="L2">
              <text:list-header>
                <text:p>Linux</text:p>
              </text:list-header>
              <text:list-item>
                <text:p><text:span text:style-name="T1">Desktop PCs</text:span></text:p>
              </text:list-item>
              <text:list-item>
                <text:p><text:span text:style-name="T1">Laptop PCs</text:span></text:p>
              </text:list-item>
              <text:list-item>
                <text:p><text:span text:style-name="T1">Android Phones</text:span></text:p>
              </text:list-item>
              <text:list-item>
                <text:p><text:span text:style-name="T1">Embedded </text:span><text:span text:style-name="T1">devices</text:span></text:p>
                <text:list>
                  <text:list-item>
                    <text:p><text:span text:style-name="T1">Networking </text:span><text:span text:style-name="T1">hardware</text:span></text:p>
                  </text:list-item>
                  <text:list-item>
                    <text:p><text:span text:style-name="T1">IoT de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Graphical User Interface (GUI)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Easy to learn/user friendly</text:p>
              </text:list-item>
              <text:list-item>
                <text:p>Rearrangeable components</text:p>
                <text:list>
                  <text:list-item>
                    <text:p>Location of icons</text:p>
                  </text:list-item>
                  <text:list-item>
                    <text:p>Colors</text:p>
                  </text:list-item>
                </text:list>
              </text:list-item>
              <text:list-item>
                <text:p>Changes frequently</text:p>
                <text:list>
                  <text:list-item>
                    <text:p>Developers want to make things look new and shiny</text:p>
                  </text:list-item>
                </text:list>
              </text:list-item>
              <text:list-item>
                <text:p>Icons have pre-assigned functions</text:p>
              </text:list-item>
              <text:list-item>
                <text:p>Higher system 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ommand-Line Interface (CLI)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 to learn before use</text:p>
              </text:list-item>
              <text:list-item>
                <text:p>Highly customizable functionality</text:p>
                <text:list>
                  <text:list-item>
                    <text:p>You can tell the tool to work just how you want</text:p>
                  </text:list-item>
                </text:list>
              </text:list-item>
              <text:list-item>
                <text:p>Rarely changes</text:p>
              </text:list-item>
              <text:list-item>
                <text:p>Minimal system resources</text:p>
              </text:list-item>
              <text:list-item>
                <text:p>Easier remote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Getting around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Command</text:span><text:span text:style-name="T1"><text:tab/></text:span><text:span text:style-name="T1"><text:tab/></text:span><text:span text:style-name="T1">Description</text:span><text:span text:style-name="T1"><text:tab/></text:span><text:span text:style-name="T1"><text:tab/></text:span><text:span text:style-name="T1"><text:tab/></text:span><text:span text:style-name="T1"><text:tab/></text:span><text:span text:style-name="T1">Example</text:span></text:p>
              </text:list-header>
              <text:list-item>
                <text:p><text:span text:style-name="T1">c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nge directory</text:span><text:span text:style-name="T1"><text:tab/></text:span><text:span text:style-name="T1"><text:tab/></text:span><text:span text:style-name="T1"><text:tab/></text:span><text:span text:style-name="T1">cd </text:span><text:span text:style-name="T1">Documents</text:span></text:p>
              </text:list-item>
              <text:list-item>
                <text:p text:style-name="P4"><text:span text:style-name="T1">l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ist contents</text:span><text:span text:style-name="T1"><text:tab/></text:span></text:p>
              </text:list-item>
              <text:list-item>
                <text:p><text:span text:style-name="T1">pwd</text:span><text:span text:style-name="T1"><text:tab/></text:span><text:span text:style-name="T1"><text:tab/></text:span><text:span text:style-name="T1"><text:tab/></text:span><text:span text:style-name="T1"><text:tab/></text:span><text:span text:style-name="T1">current directory </text:span><text:span text:style-name="T1">path</text:span></text:p>
              </text:list-item>
              <text:list-item>
                <text:p><text:span text:style-name="T1">nano</text:span><text:span text:style-name="T1"><text:tab/></text:span><text:span text:style-name="T1"><text:tab/></text:span><text:span text:style-name="T1"><text:tab/></text:span><text:span text:style-name="T1"><text:tab/></text:span><text:span text:style-name="T1">file edito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ano myfile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Type something, </text:span><text:span text:style-name="T1">CTRL+x to quit, y </text:span><text:span text:style-name="T1">to save)</text:span></text:p>
              </text:list-item>
              <text:list-item>
                <text:p><text:span text:style-name="T1">ca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isplay file</text:span><text:span text:style-name="T1"><text:tab/></text:span><text:span text:style-name="T1"><text:tab/></text:span><text:span text:style-name="T1"><text:tab/></text:span><text:span text:style-name="T1"><text:tab/></text:span><text:span text:style-name="T1">cat myfile</text:span></text:p>
              </text:list-item>
              <text:list-item>
                <text:p><text:span text:style-name="T1">man</text:span><text:span text:style-name="T1"><text:tab/></text:span><text:span text:style-name="T1"><text:tab/></text:span><text:span text:style-name="T1"><text:tab/></text:span><text:span text:style-name="T1"><text:tab/></text:span><text:span text:style-name="T1">help file (manual)</text:span><text:span text:style-name="T1"><text:tab/></text:span><text:span text:style-name="T1"><text:tab/></text:span><text:span text:style-name="T1">man ls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scroll around with </text:span><text:span text:style-name="T1">cursor keys, q to </text:span><text:span text:style-name="T1">exi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More commands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>Command</text:span><text:span text:style-name="T1"><text:tab/></text:span><text:span text:style-name="T1"><text:tab/></text:span><text:span text:style-name="T1">Description</text:span><text:span text:style-name="T1"><text:tab/></text:span><text:span text:style-name="T1"><text:tab/></text:span><text:span text:style-name="T1"><text:tab/></text:span><text:span text:style-name="T1"><text:tab/></text:span><text:span text:style-name="T1">Example</text:span></text:p>
              </text:list-header>
              <text:list-item>
                <text:p text:style-name="P4"><text:span text:style-name="T1">c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p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p myfile </text:span><text:span text:style-name="T1">mycopyfile</text:span></text:p>
              </text:list-item>
              <text:list-item>
                <text:p text:style-name="P4"><text:span text:style-name="T1">rm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emove (delete)</text:span><text:span text:style-name="T1"><text:tab/></text:span><text:span text:style-name="T1"><text:tab/></text:span><text:span text:style-name="T1"><text:tab/></text:span><text:span text:style-name="T1">rm </text:span><text:span text:style-name="T1">mycopyfile</text:span></text:p>
              </text:list-item>
              <text:list-item>
                <text:p text:style-name="P4"><text:span text:style-name="T1">mkdir</text:span><text:span text:style-name="T1"><text:tab/></text:span><text:span text:style-name="T1"><text:tab/></text:span><text:span text:style-name="T1"><text:tab/></text:span><text:span text:style-name="T1"><text:tab/></text:span><text:span text:style-name="T1">make directory</text:span><text:span text:style-name="T1"><text:tab/></text:span><text:span text:style-name="T1"><text:tab/></text:span><text:span text:style-name="T1"><text:tab/></text:span><text:span text:style-name="T1">mkdir </text:span><text:span text:style-name="T1">testdir</text:span></text:p>
              </text:list-item>
              <text:list-item>
                <text:p text:style-name="P4"><text:span text:style-name="T1">rmdir</text:span><text:span text:style-name="T1"><text:tab/></text:span><text:span text:style-name="T1"><text:tab/></text:span><text:span text:style-name="T1"><text:tab/></text:span><text:span text:style-name="T1"><text:tab/></text:span><text:span text:style-name="T1">remove directory</text:span><text:span text:style-name="T1"><text:tab/></text:span><text:span text:style-name="T1"><text:tab/></text:span><text:span text:style-name="T1"><text:tab/></text:span><text:span text:style-name="T1">rmdir </text:span><text:span text:style-name="T1">testdir</text:span></text:p>
              </text:list-item>
              <text:list-item>
                <text:p text:style-name="P4"><text:span text:style-name="T1">touch</text:span><text:span text:style-name="T1"><text:tab/></text:span><text:span text:style-name="T1"><text:tab/></text:span><text:span text:style-name="T1"><text:tab/></text:span><text:span text:style-name="T1"><text:tab/></text:span><text:span text:style-name="T1">create empty file</text:span><text:span text:style-name="T1"><text:tab/></text:span><text:span text:style-name="T1"><text:tab/></text:span><text:span text:style-name="T1"><text:tab/></text:span><text:span text:style-name="T1">touch </text:span><text:span text:style-name="T1">emptyfile</text:span></text:p>
                <text:p text:style-name="P4"><text:span text:style-name="T1"/></text:p>
                <text:p text:style-name="P4"><text:span text:style-name="T1">All of these </text:span><text:span text:style-name="T1">commands have </text:span><text:span text:style-name="T1">switches to alter </text:span><text:span text:style-name="T1">their functionality:</text:span></text:p>
              </text:list-item>
              <text:list-item>
                <text:p text:style-name="P4"><text:span text:style-name="T1">ls -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Helpful hints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he root </text:span><text:span text:style-name="T2">directory is /</text:span></text:p>
              </text:list-item>
              <text:list-item>
                <text:p><text:span text:style-name="T2">Your prompt </text:span><text:span text:style-name="T2">has useful </text:span><text:span text:style-name="T2">information</text:span></text:p>
              </text:list-item>
              <text:list-item>
                <text:p><text:span text:style-name="T2">~ represents </text:span><text:span text:style-name="T2">your home </text:span><text:span text:style-name="T2">directory </text:span><text:span text:style-name="T2">(/home/pi)</text:span></text:p>
              </text:list-item>
              <text:list-item>
                <text:p><text:span text:style-name="T2">Pressing tab</text:span></text:p>
                <text:list>
                  <text:list-item>
                    <text:p><text:span text:style-name="T2">The first </text:span><text:span text:style-name="T2">press </text:span><text:span text:style-name="T2">attempts to </text:span><text:span text:style-name="T2">complete a </text:span><text:span text:style-name="T2">command</text:span></text:p>
                  </text:list-item>
                  <text:list-item>
                    <text:p><text:span text:style-name="T2">A second </text:span><text:span text:style-name="T2">press </text:span><text:span text:style-name="T2">displays </text:span><text:span text:style-name="T2">possible </text:span><text:span text:style-name="T2">options</text:span></text:p>
                  </text:list-item>
                  <text:list-item>
                    <text:p><text:span text:style-name="T2">Try the </text:span><text:span text:style-name="T2">following:</text:span></text:p>
                    <text:list>
                      <text:list-item>
                        <text:p><text:span text:style-name="T2">cd D (tab) </text:span><text:span text:style-name="T2">(tab)</text:span></text:p>
                      </text:list-item>
                      <text:list-item>
                        <text:p><text:span text:style-name="T2">cd Doc </text:span><text:span text:style-name="T2">(ta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Permission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rtain actions require elevated permissions</text:p>
                <text:list>
                  <text:list-item>
                    <text:p>touch /etc/testfile</text:p>
                  </text:list-item>
                </text:list>
              </text:list-item>
              <text:list-item>
                <text:p>Some users can run commands as a ‘superuser’, using sudo</text:p>
                <text:list>
                  <text:list-item>
                    <text:p>sudo touch /etc/testfile</text:p>
                  </text:list-item>
                  <text:list-item>
                    <text:p>sudo rm /etc/testfile</text:p>
                  </text:list-item>
                </text:list>
              </text:list-item>
              <text:list-item>
                <text:p>Use sudo only when necessary, to limit accidental da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list text:style-name="L2">
              <text:list-item>
                <text:p text:style-name="P7">Hunt some ghosts</text:p>
              </text:list-item>
            </text:list>
          </draw:text-box>
        </draw:frame>
        <draw:frame presentation:style-name="pr7" draw:text-style-name="P1" draw:layer="layout" svg:width="25.199cm" svg:height="14.478cm" svg:x="1.4cm" svg:y="3.302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cd ~</text:p>
                  </text:list-item>
                  <text:list-item>
                    <text:p>wget http://rpf.io/pacmanstart | bash &amp;&amp; clear</text:p>
                  </text:list-item>
                  <text:list-item>
                    <text:p>You system has 7 ghosts</text:p>
                    <text:list>
                      <text:list-item>
                        <text:p>Inky, Blinky, Pinky, Clyde, Spooky, Funky, and Sue</text:p>
                      </text:list-item>
                      <text:list-item>
                        <text:p>They are all in your home directories</text:p>
                      </text:list-item>
                    </text:list>
                  </text:list-item>
                  <text:list-item>
                    <text:p>Find them and move them to ~/quarantine</text:p>
                  </text:list-item>
                  <text:list-item>
                    <text:p>Check your score</text:p>
                    <text:list>
                      <text:list-item>
                        <text:p>In a separate terminal<text:line-break/>cd ~/projects/20(tab)/resources/day1</text:p>
                        <text:p>python3 currentScore.p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cavenger hunt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d </text:span><text:span text:style-name="T1">~/projects/20(tab)</text:span><text:span text:style-name="T1">/resources/day1/s</text:span><text:span text:style-name="T1">cavenger-hunt</text:span></text:p>
              </text:list-item>
              <text:list-item>
                <text:p><text:span text:style-name="T1">python2 </text:span><text:span text:style-name="T1">generate-</text:span><text:span text:style-name="T1">clues.py (secret </text:span><text:span text:style-name="T1">number)</text:span></text:p>
                <text:p><text:span text:style-name="T3"/></text:p>
              </text:list-item>
              <text:list-item>
                <text:p><text:span text:style-name="T3">To find the next </text:span><text:span text:style-name="T3">clue</text:span></text:p>
                <text:list>
                  <text:list-item>
                    <text:p><text:span text:style-name="T3">Determine the </text:span><text:span text:style-name="T3">value of the hint</text:span></text:p>
                  </text:list-item>
                  <text:list-item>
                    <text:p><text:span text:style-name="T3">Go to the </text:span><text:span text:style-name="T3">`scavenger-</text:span><text:span text:style-name="T3">hunt` directory</text:span></text:p>
                  </text:list-item>
                  <text:list-item>
                    <text:p><text:span text:style-name="T3">python2 </text:span><text:span text:style-name="T3">next_clue.py </text:span><text:span text:style-name="T3">[secret number] </text:span><text:span text:style-name="T3">[next clue </text:span><text:span text:style-name="T3">number] [hint]</text:span></text:p>
                    <text:list>
                      <text:list-item>
                        <text:p><text:span text:style-name="T3">python2 </text:span><text:span text:style-name="T3">next_clue.py </text:span><text:span text:style-name="T3">42 3 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09:30:25.505354317</meta:creation-date>
    <meta:editing-duration>PT39M26S</meta:editing-duration>
    <meta:editing-cycles>6</meta:editing-cycles>
    <meta:generator>LibreOffice/6.4.7.2$Linux_X86_64 LibreOffice_project/40$Build-2</meta:generator>
    <dc:title>Blue Curve</dc:title>
    <dc:date>2021-06-08T14:22:08.862077908</dc:date>
    <meta:document-statistic meta:object-count="80"/>
  </office:meta>
</office:document-meta>
</file>